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8.4996in" svg:height="5.0421in" svg:x="1.1953in" svg:y="5.8102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345504" calcext:value-type="float">
            <text:p>0.345504</text:p>
          </table:table-cell>
          <table:table-cell office:value-type="float" office:value="0.577499" calcext:value-type="float">
            <text:p>0.577499</text:p>
          </table:table-cell>
          <table:table-cell office:value-type="float" office:value="0.820095" calcext:value-type="float">
            <text:p>0.820095</text:p>
          </table:table-cell>
          <table:table-cell office:value-type="float" office:value="1.019452" calcext:value-type="float">
            <text:p>1.019452</text:p>
          </table:table-cell>
          <table:table-cell office:value-type="float" office:value="1.191057" calcext:value-type="float">
            <text:p>1.1910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0.098754" calcext:value-type="float">
            <text:p>0.098754</text:p>
          </table:table-cell>
          <table:table-cell office:value-type="float" office:value="0.186834" calcext:value-type="float">
            <text:p>0.186834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499425" calcext:value-type="float">
            <text:p>0.499425</text:p>
          </table:table-cell>
          <table:table-cell office:value-type="float" office:value="0.735529" calcext:value-type="float">
            <text:p>0.7355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9806" calcext:value-type="float">
            <text:p>0.009806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48132" calcext:value-type="float">
            <text:p>0.048132</text:p>
          </table:table-cell>
          <table:table-cell office:value-type="float" office:value="0.091309" calcext:value-type="float">
            <text:p>0.09130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<text:span text:style-name="T1">Std Deviation Avg (+0.01 C)</text:span>:</text:p>
          </table:table-cell>
          <table:table-cell office:value-type="float" office:value="0.119857" calcext:value-type="float">
            <text:p>0.11985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</text:span>:</text:p>
          </table:table-cell>
          <table:table-cell office:value-type="float" office:value="0.098507" calcext:value-type="float">
            <text:p>0.0985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</text:span>:</text:p>
          </table:table-cell>
          <table:table-cell office:value-type="float" office:value="0.034459" calcext:value-type="float">
            <text:p>0.0344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:</text:p>
          </table:table-cell>
          <table:table-cell table:formula="of:= AVERAGE([.B6:.B8])" office:value-type="float" office:value="0.0842743333333333" calcext:value-type="float">
            <text:p>0.084274333333333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345504" calcext:value-type="float">
            <text:p>0.345504</text:p>
          </table:table-cell>
          <table:table-cell office:value-type="float" office:value="0.577499" calcext:value-type="float">
            <text:p>0.577499</text:p>
          </table:table-cell>
          <table:table-cell office:value-type="float" office:value="0.820095" calcext:value-type="float">
            <text:p>0.820095</text:p>
          </table:table-cell>
          <table:table-cell office:value-type="float" office:value="1.019452" calcext:value-type="float">
            <text:p>1.019452</text:p>
          </table:table-cell>
          <table:table-cell office:value-type="float" office:value="1.191057" calcext:value-type="float">
            <text:p>1.19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12614" calcext:value-type="float">
            <text:p>0.012614</text:p>
          </table:table-cell>
          <table:table-cell office:value-type="float" office:value="0.043325" calcext:value-type="float">
            <text:p>0.043325</text:p>
          </table:table-cell>
          <table:table-cell office:value-type="float" office:value="0.065591" calcext:value-type="float">
            <text:p>0.065591</text:p>
          </table:table-cell>
          <table:table-cell office:value-type="float" office:value="0.127703" calcext:value-type="float">
            <text:p>0.127703</text:p>
          </table:table-cell>
          <table:table-cell office:value-type="float" office:value="0.157597" calcext:value-type="float">
            <text:p>0.157597</text:p>
          </table:table-cell>
          <table:table-cell office:value-type="float" office:value="0.189956" calcext:value-type="float">
            <text:p>0.189956</text:p>
          </table:table-cell>
          <table:table-cell office:value-type="float" office:value="0.212739" calcext:value-type="float">
            <text:p>0.212739</text:p>
          </table:table-cell>
          <table:table-cell office:value-type="float" office:value="0.198854" calcext:value-type="float">
            <text:p>0.198854</text:p>
          </table:table-cell>
          <table:table-cell office:value-type="float" office:value="0.189972" calcext:value-type="float">
            <text:p>0.18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119857" calcext:value-type="float">
            <text:p>0.11985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0.098754" calcext:value-type="float">
            <text:p>0.098754</text:p>
          </table:table-cell>
          <table:table-cell office:value-type="float" office:value="0.186834" calcext:value-type="float">
            <text:p>0.186834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499425" calcext:value-type="float">
            <text:p>0.499425</text:p>
          </table:table-cell>
          <table:table-cell office:value-type="float" office:value="0.735529" calcext:value-type="float">
            <text:p>0.73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20269" calcext:value-type="float">
            <text:p>0.020269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74437" calcext:value-type="float">
            <text:p>0.074437</text:p>
          </table:table-cell>
          <table:table-cell office:value-type="float" office:value="0.118038" calcext:value-type="float">
            <text:p>0.118038</text:p>
          </table:table-cell>
          <table:table-cell office:value-type="float" office:value="0.181385" calcext:value-type="float">
            <text:p>0.181385</text:p>
          </table:table-cell>
          <table:table-cell office:value-type="float" office:value="0.23235" calcext:value-type="float">
            <text:p>0.23235</text:p>
          </table:table-cell>
          <table:table-cell office:value-type="float" office:value="0.312655" calcext:value-type="float">
            <text:p>0.31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098507" calcext:value-type="float">
            <text:p>0.09850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9806" calcext:value-type="float">
            <text:p>0.009806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48132" calcext:value-type="float">
            <text:p>0.048132</text:p>
          </table:table-cell>
          <table:table-cell office:value-type="float" office:value="0.091309" calcext:value-type="float">
            <text:p>0.09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.010981" calcext:value-type="float">
            <text:p>0.010981</text:p>
          </table:table-cell>
          <table:table-cell office:value-type="float" office:value="0.024094" calcext:value-type="float">
            <text:p>0.024094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055685" calcext:value-type="float">
            <text:p>0.055685</text:p>
          </table:table-cell>
          <table:table-cell office:value-type="float" office:value="0.089601" calcext:value-type="float">
            <text:p>0.089601</text:p>
          </table:table-cell>
          <table:table-cell office:value-type="float" office:value="0.119943" calcext:value-type="float">
            <text:p>0.119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034459" calcext:value-type="float">
            <text:p>0.03445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22:13:26.637000000</dc:date>
    <meta:editing-duration>PT3H30M16S</meta:editing-duration>
    <meta:editing-cycles>11</meta:editing-cycles>
    <meta:generator>LibreOffice/7.3.4.2$Windows_X86_64 LibreOffice_project/728fec16bd5f605073805c3c9e7c4212a0120dc5</meta:generator>
    <meta:document-statistic meta:table-count="1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cm" svg:height="12.808cm" xlink:href=".." xlink:type="simple" chart:class="chart:line" chart:style-name="ch1">
        <chart:legend chart:legend-position="end" svg:x="11.866cm" svg:y="1.17cm" style:legend-expansion="custom" svg:width="9.723cm" svg:height="3.895cm" style:legend-expansion-aspect-ratio="2.49627727856226" chart:style-name="ch2"/>
        <chart:plot-area chart:style-name="ch3" table:cell-range-address="errorLayerPercentageGraph291614234.A1:errorLayerPercentageGraph291614234.K3" chart:data-source-has-labels="column" svg:x="1.582cm" svg:y="0.329cm" svg:width="10.67cm" svg:height="10.882cm">
          <chart:coordinate-region svg:x="2.327cm" svg:y="0.524cm" svg:width="9.729cm" svg:height="10.048cm"/>
          <chart:axis chart:dimension="x" chart:name="primary-x" chart:style-name="ch4">
            <chart:title svg:x="6.031cm" svg:y="11.468cm" chart:style-name="ch5">
              <text:p>Layer Index</text:p>
            </chart:title>
          </chart:axis>
          <chart:axis chart:dimension="y" chart:name="primary-y" chart:style-name="ch4">
            <chart:title svg:x="0.608cm" svg:y="9.699cm" chart:style-name="ch6">
              <text:p>Average Inhibitory Voltage Difference Per Neuron (mV)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9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0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Inhibi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2762">
                <text:p>0.002762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6946">
                <text:p>0.006946</text:p>
              </table:table-cell>
              <table:table-cell office:value-type="float" office:value="0.031958">
                <text:p>0.031958</text:p>
              </table:table-cell>
              <table:table-cell office:value-type="float" office:value="0.083429">
                <text:p>0.083429</text:p>
              </table:table-cell>
              <table:table-cell office:value-type="float" office:value="0.19436">
                <text:p>0.19436</text:p>
              </table:table-cell>
              <table:table-cell office:value-type="float" office:value="0.345504">
                <text:p>0.345504</text:p>
              </table:table-cell>
              <table:table-cell office:value-type="float" office:value="0.577499">
                <text:p>0.577499</text:p>
              </table:table-cell>
              <table:table-cell office:value-type="float" office:value="0.820095">
                <text:p>0.820095</text:p>
              </table:table-cell>
              <table:table-cell office:value-type="float" office:value="1.019452">
                <text:p>1.019452</text:p>
              </table:table-cell>
              <table:table-cell office:value-type="float" office:value="1.191057">
                <text:p>1.191057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0241">
                <text:p>0.000241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0294">
                <text:p>0.000294</text:p>
              </table:table-cell>
              <table:table-cell office:value-type="float" office:value="0.002916">
                <text:p>0.002916</text:p>
              </table:table-cell>
              <table:table-cell office:value-type="float" office:value="0.015046">
                <text:p>0.015046</text:p>
              </table:table-cell>
              <table:table-cell office:value-type="float" office:value="0.038762">
                <text:p>0.038762</text:p>
              </table:table-cell>
              <table:table-cell office:value-type="float" office:value="0.098754">
                <text:p>0.098754</text:p>
              </table:table-cell>
              <table:table-cell office:value-type="float" office:value="0.186834">
                <text:p>0.186834</text:p>
              </table:table-cell>
              <table:table-cell office:value-type="float" office:value="0.318437">
                <text:p>0.318437</text:p>
              </table:table-cell>
              <table:table-cell office:value-type="float" office:value="0.499425">
                <text:p>0.499425</text:p>
              </table:table-cell>
              <table:table-cell office:value-type="float" office:value="0.735529">
                <text:p>0.735529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36">
                <text:p>0.000036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89">
                <text:p>0.00089</text:p>
              </table:table-cell>
              <table:table-cell office:value-type="float" office:value="0.004457">
                <text:p>0.004457</text:p>
              </table:table-cell>
              <table:table-cell office:value-type="float" office:value="0.009806">
                <text:p>0.009806</text:p>
              </table:table-cell>
              <table:table-cell office:value-type="float" office:value="0.01628">
                <text:p>0.01628</text:p>
              </table:table-cell>
              <table:table-cell office:value-type="float" office:value="0.025525">
                <text:p>0.025525</text:p>
              </table:table-cell>
              <table:table-cell office:value-type="float" office:value="0.048132">
                <text:p>0.048132</text:p>
              </table:table-cell>
              <table:table-cell office:value-type="float" office:value="0.091309">
                <text:p>0.091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